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5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number-columns-repeated="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etreat desire</text:p>
          </table:table-cell>
          <table:covered-table-cell table:style-name="ce40"/>
          <table:table-cell table:style-name="ce40" office:value-type="string" calcext:value-type="string">
            <text:p>Roam desire</text:p>
          </table:table-cell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has_low_hp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tp_scroll_or_travel_boot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s_buyback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ore_enemy_heroes_around_then_ally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shrine_healing_and_no_enemy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shrine_healing_and_enemies_near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has_not_full_hp_mp_and_near_fountain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3">
          <table:table-cell table:style-name="ce3"/>
          <table:table-cell table:style-name="ce20" table:number-columns-repeated="6"/>
          <table:table-cell table:style-name="ce15" table:number-columns-repeated="2"/>
          <table:table-cell table:style-name="ce20"/>
          <table:table-cell table:style-name="ce15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20:15:38.053026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7T20:38:47.244946743</dc:date>
    <meta:editing-duration>P1DT10H37M2S</meta:editing-duration>
    <meta:editing-cycles>1611</meta:editing-cycles>
    <meta:document-statistic meta:table-count="9" meta:cell-count="2500" meta:object-count="0"/>
  </office:meta>
</office:document-meta>
</file>